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F000001853ED16249.png"/>
  <manifest:file-entry manifest:media-type="" manifest:full-path="Pictures/200000010000012400000048679E95C5.svm"/>
  <manifest:file-entry manifest:media-type="image/jpeg" manifest:full-path="Pictures/10000000000002770000015276C0BA7B.jpg"/>
  <manifest:file-entry manifest:media-type="" manifest:full-path="Pictures/20000001000000FA000000215633CBBF.svm"/>
  <manifest:file-entry manifest:media-type="" manifest:full-path="Pictures/20000001000000CE00000054B0BC5964.svm"/>
  <manifest:file-entry manifest:media-type="image/png" manifest:full-path="Pictures/10000201000003240000008323E61859.png"/>
  <manifest:file-entry manifest:media-type="" manifest:full-path="Pictures/20000001000000D7000000461B73E9DE.svm"/>
  <manifest:file-entry manifest:media-type="image/png" manifest:full-path="Pictures/10000201000008BC0000029095118954.png"/>
  <manifest:file-entry manifest:media-type="image/gif" manifest:full-path="Pictures/10000200000009C90000046F7DF351C6.gif"/>
  <manifest:file-entry manifest:media-type="" manifest:full-path="Pictures/200000010000014C0000007B97EE2AA0.svm"/>
  <manifest:file-entry manifest:media-type="" manifest:full-path="Pictures/200000010000029F000000827428B0E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61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2.925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3.56cm"/>
    </style:style>
    <style:style style:name="gr5" style:family="graphic" style:parent-style-name="standard">
      <style:graphic-properties draw:stroke="solid" draw:stroke-dash="Line_20_with_20_Fine_20_Dots" svg:stroke-width="0.102cm" svg:stroke-color="#666666" draw:marker-start-width="0.352cm" draw:marker-end-width="0.352cm" draw:fill="none" draw:fill-color="#2b83c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0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color="#f18933" fo:font-family="'DejaVu Sans Mono'" style:font-pitch="fixed" fo:font-size="66pt" fo:font-weight="bold"/>
    </style:style>
    <style:style style:name="P2" style:family="paragraph">
      <style:text-properties fo:color="#f18933" fo:font-family="'DejaVu Sans Mono'" style:font-pitch="fixed" fo:font-size="66pt" fo:font-weight="bold"/>
    </style:style>
    <style:style style:name="P3" style:family="paragraph">
      <style:paragraph-properties fo:margin-left="0cm" fo:margin-right="0cm" fo:text-indent="0cm"/>
      <style:text-properties fo:color="#2b83c6" fo:font-family="'DejaVu Sans Mono'" style:font-pitch="fixed" fo:font-size="32pt" fo:font-weight="bold"/>
    </style:style>
    <style:style style:name="P4" style:family="paragraph">
      <style:paragraph-properties fo:margin-left="0cm" fo:margin-right="0cm" fo:text-indent="0cm"/>
      <style:text-properties fo:color="#2b83c6" fo:font-family="'DejaVu Sans Mono'" style:font-pitch="fixed" fo:font-size="60pt"/>
    </style:style>
    <style:style style:name="P5" style:family="paragraph">
      <style:paragraph-properties fo:margin-left="0cm" fo:margin-right="0cm" fo:text-indent="0cm"/>
      <style:text-properties fo:color="#f18933" fo:font-family="'DejaVu Sans Mono'" style:font-pitch="fixed" fo:font-size="60pt" fo:text-shadow="none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666666" fo:font-size="26pt"/>
    </style:style>
    <style:style style:name="T1" style:family="text">
      <style:text-properties fo:color="#f18933" fo:font-family="'DejaVu Sans Mono'" style:font-pitch="fixed" fo:font-size="66pt" fo:font-weight="bold"/>
    </style:style>
    <style:style style:name="T2" style:family="text">
      <style:text-properties fo:color="#2b83c6" fo:font-family="'DejaVu Sans Mono'" style:font-pitch="fixed" fo:font-size="32pt" fo:font-weight="bold" style:font-family-asian="'AR PL ZenKai Uni'" style:font-style-name-asian="Medium" style:font-pitch-asian="variable" style:font-family-complex="'AR PL ZenKai Uni'" style:font-style-name-complex="Medium" style:font-pitch-complex="variable"/>
    </style:style>
    <style:style style:name="T3" style:family="text">
      <style:text-properties fo:color="#2b83c6" fo:font-family="'DejaVu Sans Mono'" style:font-pitch="fixed" fo:font-size="32pt" fo:font-weight="bold"/>
    </style:style>
    <style:style style:name="T4" style:family="text">
      <style:text-properties fo:color="#2b83c6" fo:font-family="'DejaVu Sans Mono'" style:font-pitch="fixed" fo:font-size="60pt"/>
    </style:style>
    <style:style style:name="T5" style:family="text">
      <style:text-properties fo:color="#f18933" fo:font-family="'DejaVu Sans Mono'" style:font-pitch="fixed" fo:font-size="60pt" fo:text-shadow="none" fo:font-weight="bold"/>
    </style:style>
    <style:style style:name="T6" style:family="text">
      <style:text-properties fo:color="#666666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916cm" svg:height="11.107cm" svg:x="20.249cm" svg:y="9.42cm">
          <draw:text-box>
            <text:p text:style-name="P1"><text:span text:style-name="T1">1. Reflect.</text:span></text:p>
            <text:p text:style-name="P1"><text:span text:style-name="T1">2. Project.</text:span></text:p>
            <text:p text:style-name="P1"><text:span text:style-name="T1">3. ???</text:span></text:p>
            <text:p text:style-name="P1"><text:span text:style-name="T1">4. Profit!</text:span></text:p>
          </draw:text-box>
        </draw:frame>
        <draw:frame draw:style-name="gr2" draw:text-style-name="P3" draw:layer="layout" svg:width="30.015cm" svg:height="1.86cm" svg:x="6.44cm" svg:y="6.695cm">
          <draw:text-box>
            <text:p text:style-name="P3"><text:span text:style-name="T2">Friday through Sunday, </text:span><text:span text:style-name="T3">October 20-22, 2006</text:span></text:p>
          </draw:text-box>
        </draw:frame>
        <draw:frame draw:style-name="gr3" draw:text-style-name="P4" draw:layer="layout" svg:width="35.06cm" svg:height="3.175cm" svg:x="3.64cm" svg:y="21.73cm">
          <draw:text-box>
            <text:p text:style-name="P4"><text:span text:style-name="T4">www.acm.uiuc.edu/conference</text:span></text:p>
          </draw:text-box>
        </draw:frame>
        <draw:frame draw:style-name="gr4" draw:text-style-name="P5" draw:layer="layout" svg:width="36.83cm" svg:height="3.81cm" svg:x="3.105cm" svg:y="2.505cm">
          <draw:text-box>
            <text:p text:style-name="P5"><text:span text:style-name="T5">Reflections Projections 2006</text:span></text:p>
          </draw:text-box>
        </draw:frame>
        <draw:line draw:style-name="gr5" draw:text-style-name="P6" draw:layer="layout" svg:x1="3.64cm" svg:y1="5.98cm" svg:x2="38.565cm" svg:y2="5.98cm">
          <text:p/>
        </draw:line>
        <draw:frame draw:style-name="gr6" draw:text-style-name="P7" draw:layer="layout" svg:width="3.175cm" svg:height="1.276cm" svg:x="18.715cm" svg:y="5.398cm">
          <draw:text-box>
            <text:p text:style-name="P7"><text:span text:style-name="T6">◄●►</text:span></text:p>
          </draw:text-box>
        </draw:frame>
        <draw:frame draw:style-name="gr7" draw:text-style-name="P6" draw:layer="layout" svg:width="13.977cm" svg:height="4.1cm" svg:x="-16.51cm" svg:y="10.705cm">
          <draw:image xlink:href="Pictures/10000201000008BC0000029095118954.png" xlink:type="simple" xlink:show="embed" xlink:actuate="onLoad">
            <text:p/>
          </draw:image>
        </draw:frame>
        <draw:frame draw:style-name="gr7" draw:text-style-name="P6" draw:layer="layout" svg:width="4.666cm" svg:height="1.902cm" svg:x="-15.133cm" svg:y="13.773cm">
          <draw:image xlink:href="Pictures/20000001000000CE00000054B0BC5964.svm" xlink:type="simple" xlink:show="embed" xlink:actuate="onLoad">
            <text:p/>
          </draw:image>
        </draw:frame>
        <draw:frame draw:style-name="gr7" draw:text-style-name="P6" draw:layer="layout" svg:width="8.148cm" svg:height="1.075cm" svg:x="-9.911cm" svg:y="12.907cm">
          <draw:image xlink:href="Pictures/20000001000000FA000000215633CBBF.svm" xlink:type="simple" xlink:show="embed" xlink:actuate="onLoad">
            <text:p/>
          </draw:image>
        </draw:frame>
        <draw:frame draw:style-name="gr7" draw:text-style-name="P6" draw:layer="layout" svg:width="6.846cm" svg:height="3.102cm" svg:x="-9.853cm" svg:y="14.143cm">
          <draw:image xlink:href="Pictures/10000200000009C90000046F7DF351C6.gif" xlink:type="simple" xlink:show="embed" xlink:actuate="onLoad">
            <text:p/>
          </draw:image>
        </draw:frame>
        <draw:frame draw:style-name="gr7" draw:text-style-name="P6" draw:layer="layout" svg:width="4.745cm" svg:height="2.421cm" svg:x="-14.898cm" svg:y="17.264cm">
          <draw:image xlink:href="Pictures/10000000000002770000015276C0BA7B.jpg" xlink:type="simple" xlink:show="embed" xlink:actuate="onLoad">
            <text:p/>
          </draw:image>
        </draw:frame>
        <draw:frame draw:style-name="gr7" draw:text-style-name="P6" draw:layer="layout" svg:width="5.086cm" svg:height="1.655cm" svg:x="-9.559cm" svg:y="9.775cm">
          <draw:image xlink:href="Pictures/20000001000000D7000000461B73E9DE.svm" xlink:type="simple" xlink:show="embed" xlink:actuate="onLoad">
            <text:p/>
          </draw:image>
        </draw:frame>
        <draw:frame draw:style-name="gr7" draw:text-style-name="P6" draw:layer="layout" svg:width="4.482cm" svg:height="1.105cm" svg:x="-7.313cm" svg:y="14.135cm">
          <draw:image xlink:href="Pictures/200000010000012400000048679E95C5.svm" xlink:type="simple" xlink:show="embed" xlink:actuate="onLoad">
            <text:p/>
          </draw:image>
        </draw:frame>
        <draw:frame draw:style-name="gr7" draw:text-style-name="P6" draw:layer="layout" svg:width="2.303cm" svg:height="2.34cm" svg:x="-9.916cm" svg:y="17.345cm">
          <draw:image xlink:href="Pictures/100002010000017F000001853ED16249.png" xlink:type="simple" xlink:show="embed" xlink:actuate="onLoad">
            <text:p/>
          </draw:image>
        </draw:frame>
        <draw:frame draw:style-name="gr7" draw:text-style-name="P6" draw:layer="layout" svg:width="5.097cm" svg:height="0.83cm" svg:x="-15.033cm" svg:y="10.46cm">
          <draw:image xlink:href="Pictures/10000201000003240000008323E61859.png" xlink:type="simple" xlink:show="embed" xlink:actuate="onLoad">
            <text:p/>
          </draw:image>
        </draw:frame>
        <draw:frame draw:style-name="gr7" draw:text-style-name="P6" draw:layer="layout" svg:width="5.38cm" svg:height="1.042cm" svg:x="-14.898cm" svg:y="16.075cm">
          <draw:image xlink:href="Pictures/200000010000029F000000827428B0EA.svm" xlink:type="simple" xlink:show="embed" xlink:actuate="onLoad">
            <text:p/>
          </draw:image>
        </draw:frame>
        <draw:frame draw:style-name="gr7" draw:text-style-name="P6" draw:layer="layout" svg:width="4.553cm" svg:height="1.687cm" svg:x="-7.413cm" svg:y="17.58cm">
          <draw:image xlink:href="Pictures/200000010000014C0000007B97EE2AA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43.18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rian Sawicki</meta:initial-creator>
    <meta:creation-date>2006-09-27T23:34:44</meta:creation-date>
    <dc:creator>Brian Sawicki</dc:creator>
    <dc:date>2006-09-28T01:59:41</dc:date>
    <dc:language>en-US</dc:language>
    <meta:editing-cycles>3</meta:editing-cycles>
    <meta:editing-duration>PT37M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